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8.799cm" svg:height="17.796cm" svg:x="6.287cm" svg:y="14.158cm">
            <draw:object draw:notify-on-update-of-ranges="Sheet1.C1:Sheet1.C1 Sheet1.C2:Sheet1.C7 Sheet1.D1:Sheet1.D1 Sheet1.D2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25 quart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75 qart</text:p>
          </table:table-cell>
          <table:table-cell office:value-type="string" calcext:value-type="string">
            <text:p>90 quar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&gt;thres %</text:p>
          </table:table-cell>
          <table:table-cell office:value-type="string" calcext:value-type="string">
            <text:p>tineout</text:p>
          </table:table-cell>
          <table:table-cell office:value-type="string" calcext:value-type="string">
            <text:p>timeout Rate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799761" calcext:value-type="float">
            <text:p>0.0799761</text:p>
          </table:table-cell>
          <table:table-cell office:value-type="float" office:value="0.0496346" calcext:value-type="float">
            <text:p>0.0496346</text:p>
          </table:table-cell>
          <table:table-cell office:value-type="float" office:value="0.0604961" calcext:value-type="float">
            <text:p>0.0604961</text:p>
          </table:table-cell>
          <table:table-cell office:value-type="float" office:value="0.0610624" calcext:value-type="float">
            <text:p>0.0610624</text:p>
          </table:table-cell>
          <table:table-cell office:value-type="float" office:value="0.0714122" calcext:value-type="float">
            <text:p>0.0714122</text:p>
          </table:table-cell>
          <table:table-cell office:value-type="float" office:value="0.142072" calcext:value-type="float">
            <text:p>0.142072</text:p>
          </table:table-cell>
          <table:table-cell office:value-type="float" office:value="0.457913" calcext:value-type="float">
            <text:p>0.457913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820826" calcext:value-type="float">
            <text:p>0.0820826</text:p>
          </table:table-cell>
          <table:table-cell office:value-type="float" office:value="0.0503713" calcext:value-type="float">
            <text:p>0.0503713</text:p>
          </table:table-cell>
          <table:table-cell office:value-type="float" office:value="0.0608415" calcext:value-type="float">
            <text:p>0.0608415</text:p>
          </table:table-cell>
          <table:table-cell office:value-type="float" office:value="0.061515" calcext:value-type="float">
            <text:p>0.061515</text:p>
          </table:table-cell>
          <table:table-cell office:value-type="float" office:value="0.0741546" calcext:value-type="float">
            <text:p>0.0741546</text:p>
          </table:table-cell>
          <table:table-cell office:value-type="float" office:value="0.142499" calcext:value-type="float">
            <text:p>0.142499</text:p>
          </table:table-cell>
          <table:table-cell office:value-type="float" office:value="0.41998" calcext:value-type="float">
            <text:p>0.41998</text:p>
          </table:table-cell>
          <table:table-cell office:value-type="float" office:value="0.1" calcext:value-type="float">
            <text:p>0.1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k</text:p>
          </table:table-cell>
          <table:table-cell office:value-type="float" office:value="0.0801537" calcext:value-type="float">
            <text:p>0.0801537</text:p>
          </table:table-cell>
          <table:table-cell office:value-type="float" office:value="0.0502563" calcext:value-type="float">
            <text:p>0.0502563</text:p>
          </table:table-cell>
          <table:table-cell office:value-type="float" office:value="0.0612499" calcext:value-type="float">
            <text:p>0.0612499</text:p>
          </table:table-cell>
          <table:table-cell office:value-type="float" office:value="0.061963" calcext:value-type="float">
            <text:p>0.061963</text:p>
          </table:table-cell>
          <table:table-cell office:value-type="float" office:value="0.0726272" calcext:value-type="float">
            <text:p>0.0726272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347333" calcext:value-type="float">
            <text:p>0.347333</text:p>
          </table:table-cell>
          <table:table-cell office:value-type="float" office:value="0.1" calcext:value-type="float">
            <text:p>0.1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k</text:p>
          </table:table-cell>
          <table:table-cell office:value-type="float" office:value="0.129837" calcext:value-type="float">
            <text:p>0.129837</text:p>
          </table:table-cell>
          <table:table-cell office:value-type="float" office:value="0.081119" calcext:value-type="float">
            <text:p>0.081119</text:p>
          </table:table-cell>
          <table:table-cell office:value-type="float" office:value="0.0921666" calcext:value-type="float">
            <text:p>0.0921666</text:p>
          </table:table-cell>
          <table:table-cell office:value-type="float" office:value="0.102171" calcext:value-type="float">
            <text:p>0.102171</text:p>
          </table:table-cell>
          <table:table-cell office:value-type="float" office:value="0.123757" calcext:value-type="float">
            <text:p>0.123757</text:p>
          </table:table-cell>
          <table:table-cell office:value-type="float" office:value="0.219301" calcext:value-type="float">
            <text:p>0.219301</text:p>
          </table:table-cell>
          <table:table-cell office:value-type="float" office:value="0.923612" calcext:value-type="float">
            <text:p>0.923612</text:p>
          </table:table-cell>
          <table:table-cell office:value-type="float" office:value="0.1" calcext:value-type="float">
            <text:p>0.1</text:p>
          </table:table-cell>
          <table:table-cell office:value-type="float" office:value="0.546" calcext:value-type="float">
            <text:p>0.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k</text:p>
          </table:table-cell>
          <table:table-cell office:value-type="float" office:value="0.456963" calcext:value-type="float">
            <text:p>0.456963</text:p>
          </table:table-cell>
          <table:table-cell office:value-type="float" office:value="0.320474" calcext:value-type="float">
            <text:p>0.320474</text:p>
          </table:table-cell>
          <table:table-cell office:value-type="float" office:value="0.35648" calcext:value-type="float">
            <text:p>0.35648</text:p>
          </table:table-cell>
          <table:table-cell office:value-type="float" office:value="0.397624" calcext:value-type="float">
            <text:p>0.397624</text:p>
          </table:table-cell>
          <table:table-cell office:value-type="float" office:value="0.494509" calcext:value-type="float">
            <text:p>0.494509</text:p>
          </table:table-cell>
          <table:table-cell office:value-type="float" office:value="0.592589" calcext:value-type="float">
            <text:p>0.592589</text:p>
          </table:table-cell>
          <table:table-cell office:value-type="float" office:value="1.996" calcext:value-type="float">
            <text:p>1.996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M</text:p>
          </table:table-cell>
          <table:table-cell office:value-type="float" office:value="3.28945" calcext:value-type="float">
            <text:p>3.28945</text:p>
          </table:table-cell>
          <table:table-cell office:value-type="float" office:value="2.92429" calcext:value-type="float">
            <text:p>2.92429</text:p>
          </table:table-cell>
          <table:table-cell office:value-type="float" office:value="3.04126" calcext:value-type="float">
            <text:p>3.04126</text:p>
          </table:table-cell>
          <table:table-cell office:value-type="float" office:value="3.0981" calcext:value-type="float">
            <text:p>3.0981</text:p>
          </table:table-cell>
          <table:table-cell office:value-type="float" office:value="3.33668" calcext:value-type="float">
            <text:p>3.33668</text:p>
          </table:table-cell>
          <table:table-cell table:number-columns-repeated="2" office:value-type="float" office:value="4.47952" calcext:value-type="float">
            <text:p>4.47952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formula="of:=[.A1]" office:value-type="string" office:string-value="Position" calcext:value-type="string">
            <text:p>Position</text:p>
          </table:table-cell>
          <table:table-cell table:formula="of:=[.B1]" office:value-type="string" office:string-value="loop" calcext:value-type="string">
            <text:p>loop</text:p>
          </table:table-cell>
          <table:table-cell table:formula="of:=[.C1]" office:value-type="string" office:string-value="Data" calcext:value-type="string">
            <text:p>Data</text:p>
          </table:table-cell>
          <table:table-cell table:formula="of:=[.D1]" office:value-type="string" office:string-value="avg" calcext:value-type="string">
            <text:p>avg</text:p>
          </table:table-cell>
          <table:table-cell table:formula="of:=[.E1]" office:value-type="string" office:string-value="min" calcext:value-type="string">
            <text:p>min</text:p>
          </table:table-cell>
          <table:table-cell table:formula="of:=[.F1]" office:value-type="string" office:string-value="25 quart" calcext:value-type="string">
            <text:p>25 quart</text:p>
          </table:table-cell>
          <table:table-cell table:formula="of:=[.G1]" office:value-type="string" office:string-value="med" calcext:value-type="string">
            <text:p>med</text:p>
          </table:table-cell>
          <table:table-cell table:formula="of:=[.H1]" office:value-type="string" office:string-value="75 qart" calcext:value-type="string">
            <text:p>75 qart</text:p>
          </table:table-cell>
          <table:table-cell table:formula="of:=[.I1]" office:value-type="string" office:string-value="90 quart" calcext:value-type="string">
            <text:p>90 quart</text:p>
          </table:table-cell>
          <table:table-cell table:formula="of:=[.J1]" office:value-type="string" office:string-value="max" calcext:value-type="string">
            <text:p>max</text:p>
          </table:table-cell>
          <table:table-cell table:formula="of:=[.K1]" office:value-type="string" office:string-value="thresh" calcext:value-type="string">
            <text:p>thresh</text:p>
          </table:table-cell>
          <table:table-cell table:formula="of:=[.L1]" office:value-type="string" office:string-value="&gt;thres %" calcext:value-type="string">
            <text:p>&gt;thres %</text:p>
          </table:table-cell>
          <table:table-cell table:formula="of:=[.M1]" office:value-type="string" office:string-value="tineout" calcext:value-type="string">
            <text:p>tineout</text:p>
          </table:table-cell>
          <table:table-cell table:formula="of:=[.N1]" office:value-type="string" office:string-value="timeout Rate" calcext:value-type="string">
            <text:p>timeout Rate</text:p>
          </table:table-cell>
        </table:table-row>
        <table:table-row table:style-name="ro1">
          <table:table-cell table:formula="of:=[.A2]" office:value-type="string" office:string-value="Tisch" calcext:value-type="string">
            <text:p>Tisch</text:p>
          </table:table-cell>
          <table:table-cell table:formula="of:=[.B2]" office:value-type="float" office:value="1000" calcext:value-type="float">
            <text:p>1000</text:p>
          </table:table-cell>
          <table:table-cell table:formula="of:=[.C2]" office:value-type="float" office:value="10" calcext:value-type="float">
            <text:p>10</text:p>
          </table:table-cell>
          <table:table-cell table:formula="of:=[.D2]" office:value-type="float" office:value="0.0799761" calcext:value-type="float">
            <text:p>0.0799761</text:p>
          </table:table-cell>
          <table:table-cell table:formula="of:=[.E2]" office:value-type="float" office:value="0.0496346" calcext:value-type="float">
            <text:p>0.0496346</text:p>
          </table:table-cell>
          <table:table-cell table:formula="of:=[.F2]" office:value-type="float" office:value="0.0604961" calcext:value-type="float">
            <text:p>0.0604961</text:p>
          </table:table-cell>
          <table:table-cell table:formula="of:=[.G2]" office:value-type="float" office:value="0.0610624" calcext:value-type="float">
            <text:p>0.0610624</text:p>
          </table:table-cell>
          <table:table-cell table:formula="of:=[.H2]" office:value-type="float" office:value="0.0714122" calcext:value-type="float">
            <text:p>0.0714122</text:p>
          </table:table-cell>
          <table:table-cell table:formula="of:=[.I2]" office:value-type="float" office:value="0.142072" calcext:value-type="float">
            <text:p>0.142072</text:p>
          </table:table-cell>
          <table:table-cell table:formula="of:=[.J2]" office:value-type="float" office:value="0.457913" calcext:value-type="float">
            <text:p>0.457913</text:p>
          </table:table-cell>
          <table:table-cell table:formula="of:=[.K2]" office:value-type="float" office:value="0.1" calcext:value-type="float">
            <text:p>0.1</text:p>
          </table:table-cell>
          <table:table-cell table:formula="of:=[.L2]" office:value-type="float" office:value="0.153" calcext:value-type="float">
            <text:p>0.153</text:p>
          </table:table-cell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</table:table-row>
        <table:table-row table:style-name="ro1">
          <table:table-cell table:formula="of:=[.A3]" office:value-type="string" office:string-value="Tisch" calcext:value-type="string">
            <text:p>Tisch</text:p>
          </table:table-cell>
          <table:table-cell table:formula="of:=[.B3]" office:value-type="float" office:value="1000" calcext:value-type="float">
            <text:p>1000</text:p>
          </table:table-cell>
          <table:table-cell table:formula="of:=[.C3]" office:value-type="float" office:value="100" calcext:value-type="float">
            <text:p>100</text:p>
          </table:table-cell>
          <table:table-cell table:formula="of:=[.D3]" office:value-type="float" office:value="0.0820826" calcext:value-type="float">
            <text:p>0.0820826</text:p>
          </table:table-cell>
          <table:table-cell table:formula="of:=[.E3]" office:value-type="float" office:value="0.0503713" calcext:value-type="float">
            <text:p>0.0503713</text:p>
          </table:table-cell>
          <table:table-cell table:formula="of:=[.F3]" office:value-type="float" office:value="0.0608415" calcext:value-type="float">
            <text:p>0.0608415</text:p>
          </table:table-cell>
          <table:table-cell table:formula="of:=[.G3]" office:value-type="float" office:value="0.061515" calcext:value-type="float">
            <text:p>0.061515</text:p>
          </table:table-cell>
          <table:table-cell table:formula="of:=[.H3]" office:value-type="float" office:value="0.0741546" calcext:value-type="float">
            <text:p>0.0741546</text:p>
          </table:table-cell>
          <table:table-cell table:formula="of:=[.I3]" office:value-type="float" office:value="0.142499" calcext:value-type="float">
            <text:p>0.142499</text:p>
          </table:table-cell>
          <table:table-cell table:formula="of:=[.J3]" office:value-type="float" office:value="0.41998" calcext:value-type="float">
            <text:p>0.41998</text:p>
          </table:table-cell>
          <table:table-cell table:formula="of:=[.K3]" office:value-type="float" office:value="0.1" calcext:value-type="float">
            <text:p>0.1</text:p>
          </table:table-cell>
          <table:table-cell table:formula="of:=[.L3]" office:value-type="float" office:value="0.181" calcext:value-type="float">
            <text:p>0.181</text:p>
          </table:table-cell>
          <table:table-cell table:formula="of:=[.M3]" office:value-type="float" office:value="0" calcext:value-type="float">
            <text:p>0</text:p>
          </table:table-cell>
          <table:table-cell table:formula="of:=[.N3]" office:value-type="float" office:value="0" calcext:value-type="float">
            <text:p>0</text:p>
          </table:table-cell>
        </table:table-row>
        <table:table-row table:style-name="ro1">
          <table:table-cell table:formula="of:=[.A4]" office:value-type="string" office:string-value="Tisch" calcext:value-type="string">
            <text:p>Tisch</text:p>
          </table:table-cell>
          <table:table-cell table:formula="of:=[.B4]" office:value-type="float" office:value="1000" calcext:value-type="float">
            <text:p>1000</text:p>
          </table:table-cell>
          <table:table-cell table:formula="of:=[.C4]" office:value-type="string" office:string-value="1k" calcext:value-type="string">
            <text:p>1k</text:p>
          </table:table-cell>
          <table:table-cell table:formula="of:=[.D4]" office:value-type="float" office:value="0.0801537" calcext:value-type="float">
            <text:p>0.0801537</text:p>
          </table:table-cell>
          <table:table-cell table:formula="of:=[.E4]" office:value-type="float" office:value="0.0502563" calcext:value-type="float">
            <text:p>0.0502563</text:p>
          </table:table-cell>
          <table:table-cell table:formula="of:=[.F4]" office:value-type="float" office:value="0.0612499" calcext:value-type="float">
            <text:p>0.0612499</text:p>
          </table:table-cell>
          <table:table-cell table:formula="of:=[.G4]" office:value-type="float" office:value="0.061963" calcext:value-type="float">
            <text:p>0.061963</text:p>
          </table:table-cell>
          <table:table-cell table:formula="of:=[.H4]" office:value-type="float" office:value="0.0726272" calcext:value-type="float">
            <text:p>0.0726272</text:p>
          </table:table-cell>
          <table:table-cell table:formula="of:=[.I4]" office:value-type="float" office:value="0.134029" calcext:value-type="float">
            <text:p>0.134029</text:p>
          </table:table-cell>
          <table:table-cell table:formula="of:=[.J4]" office:value-type="float" office:value="0.347333" calcext:value-type="float">
            <text:p>0.347333</text:p>
          </table:table-cell>
          <table:table-cell table:formula="of:=[.K4]" office:value-type="float" office:value="0.1" calcext:value-type="float">
            <text:p>0.1</text:p>
          </table:table-cell>
          <table:table-cell table:formula="of:=[.L4]" office:value-type="float" office:value="0.153" calcext:value-type="float">
            <text:p>0.153</text:p>
          </table:table-cell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0" calcext:value-type="float">
            <text:p>0</text:p>
          </table:table-cell>
        </table:table-row>
        <table:table-row table:style-name="ro1">
          <table:table-cell table:formula="of:=[.A5]" office:value-type="string" office:string-value="Tisch" calcext:value-type="string">
            <text:p>Tisch</text:p>
          </table:table-cell>
          <table:table-cell table:formula="of:=[.B5]" office:value-type="float" office:value="1000" calcext:value-type="float">
            <text:p>1000</text:p>
          </table:table-cell>
          <table:table-cell table:formula="of:=[.C5]" office:value-type="string" office:string-value="10k" calcext:value-type="string">
            <text:p>10k</text:p>
          </table:table-cell>
          <table:table-cell table:formula="of:=[.D5]" office:value-type="float" office:value="0.129837" calcext:value-type="float">
            <text:p>0.129837</text:p>
          </table:table-cell>
          <table:table-cell table:formula="of:=[.E5]" office:value-type="float" office:value="0.081119" calcext:value-type="float">
            <text:p>0.081119</text:p>
          </table:table-cell>
          <table:table-cell table:formula="of:=[.F5]" office:value-type="float" office:value="0.0921666" calcext:value-type="float">
            <text:p>0.0921666</text:p>
          </table:table-cell>
          <table:table-cell table:formula="of:=[.G5]" office:value-type="float" office:value="0.102171" calcext:value-type="float">
            <text:p>0.102171</text:p>
          </table:table-cell>
          <table:table-cell table:formula="of:=[.H5]" office:value-type="float" office:value="0.123757" calcext:value-type="float">
            <text:p>0.123757</text:p>
          </table:table-cell>
          <table:table-cell table:formula="of:=[.I5]" office:value-type="float" office:value="0.219301" calcext:value-type="float">
            <text:p>0.219301</text:p>
          </table:table-cell>
          <table:table-cell table:formula="of:=[.J5]" office:value-type="float" office:value="0.923612" calcext:value-type="float">
            <text:p>0.923612</text:p>
          </table:table-cell>
          <table:table-cell table:formula="of:=[.K5]" office:value-type="float" office:value="0.1" calcext:value-type="float">
            <text:p>0.1</text:p>
          </table:table-cell>
          <table:table-cell table:formula="of:=[.L5]" office:value-type="float" office:value="0.546" calcext:value-type="float">
            <text:p>0.546</text:p>
          </table:table-cell>
          <table:table-cell table:formula="of:=[.M5]" office:value-type="float" office:value="0" calcext:value-type="float">
            <text:p>0</text:p>
          </table:table-cell>
          <table:table-cell table:formula="of:=[.N5]" office:value-type="float" office:value="0" calcext:value-type="float">
            <text:p>0</text:p>
          </table:table-cell>
        </table:table-row>
        <table:table-row table:style-name="ro1">
          <table:table-cell table:formula="of:=[.A6]" office:value-type="string" office:string-value="Tisch" calcext:value-type="string">
            <text:p>Tisch</text:p>
          </table:table-cell>
          <table:table-cell table:formula="of:=[.B6]" office:value-type="float" office:value="100" calcext:value-type="float">
            <text:p>100</text:p>
          </table:table-cell>
          <table:table-cell table:formula="of:=[.C6]" office:value-type="string" office:string-value="100k" calcext:value-type="string">
            <text:p>100k</text:p>
          </table:table-cell>
          <table:table-cell table:formula="of:=[.D6]" office:value-type="float" office:value="0.456963" calcext:value-type="float">
            <text:p>0.456963</text:p>
          </table:table-cell>
          <table:table-cell table:formula="of:=[.E6]" office:value-type="float" office:value="0.320474" calcext:value-type="float">
            <text:p>0.320474</text:p>
          </table:table-cell>
          <table:table-cell table:formula="of:=[.F6]" office:value-type="float" office:value="0.35648" calcext:value-type="float">
            <text:p>0.35648</text:p>
          </table:table-cell>
          <table:table-cell table:formula="of:=[.G6]" office:value-type="float" office:value="0.397624" calcext:value-type="float">
            <text:p>0.397624</text:p>
          </table:table-cell>
          <table:table-cell table:formula="of:=[.H6]" office:value-type="float" office:value="0.494509" calcext:value-type="float">
            <text:p>0.494509</text:p>
          </table:table-cell>
          <table:table-cell table:formula="of:=[.I6]" office:value-type="float" office:value="0.592589" calcext:value-type="float">
            <text:p>0.592589</text:p>
          </table:table-cell>
          <table:table-cell table:formula="of:=[.J6]" office:value-type="float" office:value="1.996" calcext:value-type="float">
            <text:p>1.996</text:p>
          </table:table-cell>
          <table:table-cell table:formula="of:=[.K6]" office:value-type="float" office:value="0.1" calcext:value-type="float">
            <text:p>0.1</text:p>
          </table:table-cell>
          <table:table-cell table:formula="of:=[.L6]" office:value-type="float" office:value="0.99" calcext:value-type="float">
            <text:p>0.99</text:p>
          </table:table-cell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</table:table-row>
        <table:table-row table:style-name="ro1">
          <table:table-cell table:formula="of:=[.A7]" office:value-type="string" office:string-value="Tisch" calcext:value-type="string">
            <text:p>Tisch</text:p>
          </table:table-cell>
          <table:table-cell table:formula="of:=[.B7]" office:value-type="float" office:value="10" calcext:value-type="float">
            <text:p>10</text:p>
          </table:table-cell>
          <table:table-cell table:formula="of:=[.C7]" office:value-type="string" office:string-value="1M" calcext:value-type="string">
            <text:p>1M</text:p>
          </table:table-cell>
          <table:table-cell table:formula="of:=[.D7]" office:value-type="float" office:value="3.28945" calcext:value-type="float">
            <text:p>3.28945</text:p>
          </table:table-cell>
          <table:table-cell table:formula="of:=[.E7]" office:value-type="float" office:value="2.92429" calcext:value-type="float">
            <text:p>2.92429</text:p>
          </table:table-cell>
          <table:table-cell table:formula="of:=[.F7]" office:value-type="float" office:value="3.04126" calcext:value-type="float">
            <text:p>3.04126</text:p>
          </table:table-cell>
          <table:table-cell table:formula="of:=[.G7]" office:value-type="float" office:value="3.0981" calcext:value-type="float">
            <text:p>3.0981</text:p>
          </table:table-cell>
          <table:table-cell table:formula="of:=[.H7]" office:value-type="float" office:value="3.33668" calcext:value-type="float">
            <text:p>3.33668</text:p>
          </table:table-cell>
          <table:table-cell table:formula="of:=[.I7]" office:value-type="float" office:value="4.47952" calcext:value-type="float">
            <text:p>4.47952</text:p>
          </table:table-cell>
          <table:table-cell table:formula="of:=[.J7]" office:value-type="float" office:value="4.47952" calcext:value-type="float">
            <text:p>4.47952</text:p>
          </table:table-cell>
          <table:table-cell table:formula="of:=[.K7]" office:value-type="float" office:value="0.1" calcext:value-type="float">
            <text:p>0.1</text:p>
          </table:table-cell>
          <table:table-cell table:formula="of:=[.L7]" office:value-type="float" office:value="0.9" calcext:value-type="float">
            <text:p>0.9</text:p>
          </table:table-cell>
          <table:table-cell table:formula="of:=[.M7]" office:value-type="float" office:value="0" calcext:value-type="float">
            <text:p>0</text:p>
          </table:table-cell>
          <table:table-cell table:formula="of:=[.N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3:27:53.870177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3:25:07.127381167</dc:date>
    <meta:generator>LibreOffice/4.2.8.2$Linux_X86_64 LibreOffice_project/420m0$Build-2</meta:generator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cm" svg:height="17.797cm" xlink:href=".." xlink:type="simple" chart:class="chart:line" chart:style-name="ch1">
        <chart:legend chart:legend-position="end" svg:x="26.9cm" svg:y="8.599cm" style:legend-expansion="high" chart:style-name="ch2"/>
        <chart:plot-area chart:style-name="ch3" table:cell-range-address="Sheet1.C1:Sheet1.D7" chart:data-source-has-labels="both" svg:x="0.576cm" svg:y="0.355cm" svg:width="25.748cm" svg:height="17.087cm">
          <chartooo:coordinate-region svg:x="1.488cm" svg:y="0.554cm" svg:width="24.597cm" svg:height="16.241cm"/>
          <chart:axis chart:dimension="x" chart:name="primary-x" chart:style-name="ch4" chartooo:axis-type="auto">
            <chartooo:date-scale/>
            <chart:categories table:cell-range-address="Sheet1.C2:Sheet1.C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7" chart:label-cell-address="Sheet1.D1:Sheet1.D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C2:Sheet1.C7</svg:desc>
                </draw:g>
              </table:table-cell>
              <table:table-cell office:value-type="float" office:value="0.0799761">
                <text:p>0.0799761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820826">
                <text:p>0.0820826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0801537">
                <text:p>0.0801537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129837">
                <text:p>0.129837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456963">
                <text:p>0.456963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3.28945">
                <text:p>3.28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